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a" fo:country="DK" officeooo:rsid="00172237" officeooo:paragraph-rsid="001a11b3"/>
    </style:style>
    <style:style style:name="P2" style:family="paragraph" style:parent-style-name="Table_20_Contents">
      <style:text-properties fo:language="da" fo:country="DK" officeooo:rsid="00347516" officeooo:paragraph-rsid="001a11b3"/>
    </style:style>
    <style:style style:name="P3" style:family="paragraph" style:parent-style-name="Table_20_Contents">
      <style:text-properties fo:language="da" fo:country="DK" officeooo:rsid="0035bb1f" officeooo:paragraph-rsid="001a11b3"/>
    </style:style>
    <style:style style:name="P4" style:family="paragraph" style:parent-style-name="Table_20_Contents">
      <style:text-properties fo:language="da" fo:country="DK" officeooo:paragraph-rsid="001a11b3"/>
    </style:style>
    <style:style style:name="P5" style:family="paragraph" style:parent-style-name="Heading_20_3">
      <style:text-properties fo:language="da" fo:country="DK" officeooo:paragraph-rsid="001a11b3"/>
    </style:style>
    <style:style style:name="P6" style:family="paragraph" style:parent-style-name="Heading">
      <style:text-properties fo:language="da" fo:country="DK" officeooo:rsid="00396933" officeooo:paragraph-rsid="001a11b3"/>
    </style:style>
    <style:style style:name="P7" style:family="paragraph" style:parent-style-name="Heading">
      <style:text-properties fo:language="da" fo:country="DK" officeooo:paragraph-rsid="001a11b3"/>
    </style:style>
    <style:style style:name="P8" style:family="paragraph" style:parent-style-name="Text_20_body">
      <style:text-properties fo:language="da" fo:country="DK" officeooo:rsid="004e599b" officeooo:paragraph-rsid="001a11b3"/>
    </style:style>
    <style:style style:name="P9" style:family="paragraph" style:parent-style-name="Text_20_body">
      <style:text-properties fo:language="da" fo:country="DK" officeooo:rsid="0020b361" officeooo:paragraph-rsid="001a11b3"/>
    </style:style>
    <style:style style:name="P10" style:family="paragraph" style:parent-style-name="Text_20_body">
      <style:text-properties fo:language="da" fo:country="DK" officeooo:rsid="00241914" officeooo:paragraph-rsid="001a11b3"/>
    </style:style>
    <style:style style:name="P11" style:family="paragraph" style:parent-style-name="Text_20_body">
      <style:text-properties fo:language="da" fo:country="DK" officeooo:rsid="00246f4e" officeooo:paragraph-rsid="001a11b3"/>
    </style:style>
    <style:style style:name="P12" style:family="paragraph" style:parent-style-name="Text_20_body">
      <style:text-properties fo:language="da" fo:country="DK" officeooo:rsid="0025d3e5" officeooo:paragraph-rsid="001a11b3"/>
    </style:style>
    <style:style style:name="P13" style:family="paragraph" style:parent-style-name="Text_20_body">
      <style:text-properties fo:language="da" fo:country="DK" officeooo:rsid="0028147e" officeooo:paragraph-rsid="001a11b3"/>
    </style:style>
    <style:style style:name="P14" style:family="paragraph" style:parent-style-name="Text_20_body">
      <style:text-properties fo:language="da" fo:country="DK" officeooo:rsid="002e15a7" officeooo:paragraph-rsid="001a11b3"/>
    </style:style>
    <style:style style:name="P15" style:family="paragraph" style:parent-style-name="Text_20_body">
      <style:text-properties fo:language="da" fo:country="DK" officeooo:rsid="0030c9e4" officeooo:paragraph-rsid="001a11b3"/>
    </style:style>
    <style:style style:name="P16" style:family="paragraph" style:parent-style-name="Text_20_body">
      <style:text-properties fo:language="da" fo:country="DK" officeooo:rsid="0033cdf8" officeooo:paragraph-rsid="001a11b3"/>
    </style:style>
    <style:style style:name="P17" style:family="paragraph" style:parent-style-name="Text_20_body">
      <style:text-properties fo:language="da" fo:country="DK" officeooo:rsid="0036326f" officeooo:paragraph-rsid="001a11b3"/>
    </style:style>
    <style:style style:name="P18" style:family="paragraph" style:parent-style-name="Text_20_body">
      <style:text-properties fo:language="da" fo:country="DK" officeooo:rsid="00396933" officeooo:paragraph-rsid="001a11b3"/>
    </style:style>
    <style:style style:name="P19" style:family="paragraph" style:parent-style-name="Text_20_body">
      <style:text-properties fo:language="da" fo:country="DK" officeooo:rsid="003de6d8" officeooo:paragraph-rsid="001a11b3"/>
    </style:style>
    <style:style style:name="P20" style:family="paragraph" style:parent-style-name="Text_20_body">
      <style:text-properties fo:language="da" fo:country="DK" officeooo:rsid="003e952f" officeooo:paragraph-rsid="001a11b3"/>
    </style:style>
    <style:style style:name="P21" style:family="paragraph" style:parent-style-name="Text_20_body">
      <style:text-properties fo:language="da" fo:country="DK" officeooo:rsid="0040f747" officeooo:paragraph-rsid="001a11b3"/>
    </style:style>
    <style:style style:name="P22" style:family="paragraph" style:parent-style-name="Text_20_body">
      <style:text-properties fo:language="da" fo:country="DK" officeooo:rsid="002f86d1" officeooo:paragraph-rsid="001a11b3"/>
    </style:style>
    <style:style style:name="P23" style:family="paragraph" style:parent-style-name="Text_20_body">
      <style:text-properties fo:language="da" fo:country="DK" officeooo:rsid="0044977d" officeooo:paragraph-rsid="001a11b3"/>
    </style:style>
    <style:style style:name="P24" style:family="paragraph" style:parent-style-name="Text_20_body">
      <style:text-properties fo:language="da" fo:country="DK" officeooo:rsid="0043b9ce" officeooo:paragraph-rsid="001a11b3"/>
    </style:style>
    <style:style style:name="P25" style:family="paragraph" style:parent-style-name="Text_20_body">
      <style:text-properties fo:language="da" fo:country="DK" officeooo:rsid="00491997" officeooo:paragraph-rsid="001a11b3"/>
    </style:style>
    <style:style style:name="P26" style:family="paragraph" style:parent-style-name="Text_20_body">
      <style:text-properties fo:language="da" fo:country="DK" officeooo:rsid="004cd0bc" officeooo:paragraph-rsid="001a11b3"/>
    </style:style>
    <style:style style:name="T1" style:family="text">
      <style:text-properties officeooo:rsid="001de51f"/>
    </style:style>
    <style:style style:name="T2" style:family="text">
      <style:text-properties officeooo:rsid="0036dc76"/>
    </style:style>
    <style:style style:name="T3" style:family="text">
      <style:text-properties officeooo:rsid="0049f3d6"/>
    </style:style>
    <style:style style:name="T4" style:family="text">
      <style:text-properties officeooo:rsid="004d6142"/>
    </style:style>
    <style:style style:name="T5" style:family="text">
      <style:text-properties officeooo:rsid="0052e8f9"/>
    </style:style>
    <style:style style:name="T6" style:family="text">
      <style:text-properties officeooo:rsid="00504d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5. <text:span text:style-name="T1">Samarbejdsaftale</text:span></text:h>
      <text:p text:style-name="P7">Gyldighedsperiode</text:p>
      <text:p text:style-name="P9">Samarbejds aftalen for Gruppe 306 er gyldig i perioden hvor P0 projektet løber. Ved revurderes aftalen og en ny gyldighedsperiode diskuteres.</text:p>
      <text:p text:style-name="P1"/>
      <text:p text:style-name="P7">Politik</text:p>
      <text:p text:style-name="P10">Alle gruppens medlemmer har pligt til at udføre aftalte opgaver.</text:p>
      <text:p text:style-name="P10">Hvis en aftalt opgave volder problemer og det skønnes at opgaven ikke kan udføres rettidigt, har medlemmet pligt til at meddele derom. Eller kan gruppen ikke hjælpe med at få opgaven på ret spor igen.</text:p>
      <text:p text:style-name="P11">Overskidelse af deadlines diskuteres I gruppen for at få fundet en løsning.</text:p>
      <text:p text:style-name="P11"/>
      <text:p text:style-name="P7">Mødetider</text:p>
      <text:p text:style-name="P12">En almindelig hverdag er: 08.15 – 16.00 medmindre andet er aftalt.</text:p>
      <text:p text:style-name="P12">Det er tilladt at arbejde hjemme fra såfremt det er aftalt den foregå med gruppen.</text:p>
      <text:p text:style-name="P13">Hvis mødetiderne ikke overholdes skal det tages op til et gruppemøde for at løse evt. problemer.</text:p>
      <text:p text:style-name="P13"/>
      <text:p text:style-name="P7">Pauser</text:p>
      <text:p text:style-name="P14">Frokost pausen bør holders inden tidsrummet 11.00 til 12.30.</text:p>
      <text:p text:style-name="P14">Øvrige småpauser må afholdes efter behov.</text:p>
      <text:p text:style-name="P14"/>
      <text:p text:style-name="P7">Informationsordning</text:p>
      <text:p text:style-name="P15">Generel information sendes til alle gruppens medlemmer pr email (AAU outlook).</text:p>
      <text:p text:style-name="P15"/>
      <text:p text:style-name="P16">Akut information udføres telefonisk:</text:p>
      <table:table table:name="Table1" table:style-name="Table1">
        <table:table-column table:style-name="Table1.A" table:number-columns-repeated="2"/>
        <table:table-row>
          <table:table-cell table:style-name="Table1.A1" office:value-type="string">
            <text:p text:style-name="P2">Jeppe Øland</text:p>
          </table:table-cell>
          <table:table-cell table:style-name="Table1.B1" office:value-type="string">
            <text:p text:style-name="P2">51541299</text:p>
          </table:table-cell>
        </table:table-row>
        <table:table-row>
          <table:table-cell table:style-name="Table1.A2" office:value-type="string">
            <text:p text:style-name="P2">Jonas Alsen</text:p>
          </table:table-cell>
          <table:table-cell table:style-name="Table1.B2" office:value-type="string">
            <text:p text:style-name="P2">50738791</text:p>
          </table:table-cell>
        </table:table-row>
        <table:table-row>
          <table:table-cell table:style-name="Table1.A2" office:value-type="string">
            <text:p text:style-name="P2">Sebastian Bro Damsgaard</text:p>
          </table:table-cell>
          <table:table-cell table:style-name="Table1.B2" office:value-type="string">
            <text:p text:style-name="P2">23716167</text:p>
          </table:table-cell>
        </table:table-row>
        <table:table-row>
          <table:table-cell table:style-name="Table1.A2" office:value-type="string">
            <text:p text:style-name="P4"/>
          </table:table-cell>
          <table:table-cell table:style-name="Table1.B2" office:value-type="string">
            <text:p text:style-name="P4"/>
          </table:table-cell>
        </table:table-row>
        <table:table-row>
          <table:table-cell table:style-name="Table1.A2" office:value-type="string">
            <text:p text:style-name="P3">Tutor – Lasse</text:p>
          </table:table-cell>
          <table:table-cell table:style-name="Table1.B2" office:value-type="string">
            <text:p text:style-name="P3">53611749</text:p>
          </table:table-cell>
        </table:table-row>
      </table:table>
      <text:p text:style-name="P16"/>
      <text:p text:style-name="P7"><text:soft-page-break/>Versionsstyring</text:p>
      <text:p text:style-name="P17">Alle projektrelaterede dokumenter vedligeholdes på et fælles aftalt versionstyringssystem. <text:span text:style-name="T2">Det er op til det enkelte gruppemedlem at sørge for at vedligeholde kategoriseringen af sine dokumenter.</text:span></text:p>
      <text:p text:style-name="P17"/>
      <text:p text:style-name="P6">Ordstyrer og referent</text:p>
      <text:p text:style-name="P18">Der vælges ordstyrer og referent samt suppleanter til vejledermøder for hele semestret</text:p>
      <text:p text:style-name="P18">Ordstyrens opgave er at styre mødet og læse dagsordnen op.</text:p>
      <text:p text:style-name="P18">Referenten tager referat under mødet og står for at sende det rundt til alle gruppens medlemmer samt vejledere senest 2 dage efter mødet.</text:p>
      <text:p text:style-name="P18">Suppleanter overtager funktioner i tilfælde af sygdom/afbud.</text:p>
      <text:p text:style-name="P18">Der er mulighed for omvalg gennem hele projektperioden.</text:p>
      <text:p text:style-name="P18"/>
      <text:p text:style-name="P7">Arbejdsstruktur</text:p>
      <text:p text:style-name="P19">Beslutninger bliver diskuteret på gruppebasis og opgaver uddelegeres efter enighed med gruppens medlemmer.</text:p>
      <text:p text:style-name="P20">Resultater skal gennemgåes af gruppen og godkendes.</text:p>
      <text:p text:style-name="P20"/>
      <text:p text:style-name="P7">Vejledermøder</text:p>
      <text:p text:style-name="P21">Der udsendes dagsorden for vejledermødet senest 2 hverdage før mødet.</text:p>
      <text:p text:style-name="P21">Evt material som skal diskuteres under mødet vedhæftes i mailen inkl. dagsordenen.</text:p>
      <text:p text:style-name="P21">Gruppen står for kaffe</text:p>
      <text:p text:style-name="P21">Faste punkter på dagsordnen er:</text:p>
      <text:p text:style-name="P21">- Godkendelse af dagsordnen.</text:p>
      <text:p text:style-name="P21">- Godkendelse af referat af sidste møde</text:p>
      <text:p text:style-name="P21">- Projektstatus inkl. samarbejdet</text:p>
      <text:p text:style-name="P21">- Punkter til vejledning</text:p>
      <text:p text:style-name="P21">- Evt.</text:p>
      <text:p text:style-name="P21">- Planlægning af nyt møde.</text:p>
      <text:p text:style-name="P22"/>
      <text:p text:style-name="P22"/>
      <text:p text:style-name="P7"><text:soft-page-break/>Krav og mål for P0</text:p>
      <text:p text:style-name="P23">Vi skal ligge i top tre i RoboCup.</text:p>
      <text:p text:style-name="P24">Alle gruppens medlemmer skal sættes ind i alt teori anvendt i rapporten.</text:p>
      <text:p text:style-name="P23">Alle gruppens medlemmer skal arbejde engageret.</text:p>
      <text:p text:style-name="P24"/>
      <text:p text:style-name="P24"/>
      <text:p text:style-name="P7">Statusmøder</text:p>
      <text:p text:style-name="P25">Der afholder et mindre status møde hver morgen på op til 5 minutter. Mødets formål er at få en kort snak hvad alle laver. Der <text:span text:style-name="T3">laves ikke refarat af mødet.</text:span></text:p>
      <text:p text:style-name="P25"/>
      <text:p text:style-name="P26">Hver fredag holdes et kort fyraftensmøde op på til 20 minutter hvor ugens arbejde skal gennemgås. Næste uges arbejde diskuteres. <text:span text:style-name="T4">Der tages refarat af de store møder.</text:span></text:p>
      <text:p text:style-name="P26"/>
      <text:p text:style-name="P7">Kilder</text:p>
      <text:p text:style-name="P8">Alle anvendte kilder skal dokumenteres. Hvis der anvendes eksterne kilder skal disse godkendes inden der tages kontakt.</text:p>
      <text:p text:style-name="P8">Eksterne <text:span text:style-name="T5">kontakter</text:span> skal have mulighed for at læse og godkende materialet <text:span text:style-name="T6">som vedkommende har medvirket i</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4T11:34:49.597341000</meta:creation-date>
    <meta:generator>LibreOffice/5.0.1.2$MacOSX_X86_64 LibreOffice_project/81898c9f5c0d43f3473ba111d7b351050be20261</meta:generator>
    <dc:date>2015-09-04T11:35:14.706840000</dc:date>
    <meta:editing-duration>PT25S</meta:editing-duration>
    <meta:editing-cycles>1</meta:editing-cycles>
    <meta:document-statistic meta:table-count="1" meta:image-count="0" meta:object-count="0" meta:page-count="3" meta:paragraph-count="57" meta:word-count="460" meta:character-count="3009" meta:non-whitespace-character-count="2604"/>
  </office:meta>
</office:document-meta>
</file>